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839ca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839ca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بُرُوج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3579_2311316115"/><text:span text:style-name="T2">وَالسَّمَآءِ ذَاتِ </text:span><text:span text:style-name="T5">۱</text:span><text:span text:style-name="T2">لْبُرُوجِ </text:span><text:span text:style-name="T3">(1)</text:span><text:span text:style-name="T2"> وَالْيَوْمِ </text:span><text:span text:style-name="T5">۱</text:span><text:span text:style-name="T2">لْمَوْعُودِ </text:span><text:span text:style-name="T3">(2)</text:span><text:span text:style-name="T2"> وَشَاهِدٍ وَمَشْهُودٍ </text:span><text:span text:style-name="T3">(3)</text:span><text:span text:style-name="T2"> قُتِلَ أَصْحَـٰبُ </text:span><text:span text:style-name="T5">۴</text:span><text:span text:style-name="T2">لاُخْدُودِ </text:span><text:span text:style-name="T3">(4)</text:span><text:span text:style-name="T2"> </text:span><text:span text:style-name="T5">۱</text:span><text:span text:style-name="T2">لنّۭارۣ ذَاتِ </text:span><text:span text:style-name="T5">۱</text:span><text:span text:style-name="T2">لْوَقُودِ </text:span><text:span text:style-name="T3">(5)</text:span><text:span text:style-name="T2"> إِذْ هُمْ عَلَيْهَا قُعُودٌ </text:span><text:span text:style-name="T3">(6)</text:span><text:span text:style-name="T2"> وَهُمْ عَلَــيٰ مَا يَفْعَلُونَ بِالْمُومِنِينَ شُهُودٌؐ </text:span><text:span text:style-name="T3">(7)</text:span><text:span text:style-name="T2"> وَمَا نَقَمُواْ مِنْهُمُ; إِلٓاَّ أَنْ يُّومِنُواْ بِاللَّهِ </text:span><text:span text:style-name="T5">۱</text:span><text:span text:style-name="T2">لْعَزۣيزۣ </text:span><text:span text:style-name="T5">۱</text:span><text:span text:style-name="T2">لْحَمِيدِ </text:span><text:span text:style-name="T3">(8)</text:span><text:span text:style-name="T2"> </text:span><text:span text:style-name="T5">۱ﻟ﮲</text:span><text:span text:style-name="T2"> لَهُ„ مُلْــكُ </text:span><text:span text:style-name="T5">۴</text:span><text:span text:style-name="T2">لسَّمَـٰوَ؛تِ وَالاَرْضِؐ وَاللَّهُ عَلَــيٰ كُلِّ شَيْءٍ شَهِيد٘ؐ </text:span><text:span text:style-name="T3">(9)</text:span><text:span text:style-name="T2"> اِنَّ </text:span><text:span text:style-name="T5">۰</text:span><text:span text:style-name="T2">لذِيــنَ فَتَنُواْ </text:span><text:span text:style-name="T5">۴</text:span><text:span text:style-name="T2">لْمُومِنِينَ وَالْمُومِنَـٰتِ ثُمَّ لَمْ يَتُوبُواْ فَلَهُمْ عَذَابُ جَهَنَّمَ وَلَهُمْ عَذَابُ </text:span><text:span text:style-name="T5">۴</text:span><text:span text:style-name="T2">لْحَرۣيقِؐ </text:span><text:span text:style-name="T3">(10)</text:span><text:span text:style-name="T2"> إِنَّ </text:span><text:span text:style-name="T5">۰</text:span><text:span text:style-name="T2">لذِيــنَ ءَامَنُواْ وَعَمِلُواْ </text:span><text:span text:style-name="T5">۴</text:span><text:span text:style-name="T2">ڤصَّـٰڤِحَـٰتِ لَهُمْ جَنَّـٰتٌ تَجْرۣى مِــن تَحْتِهَا </text:span><text:span text:style-name="T5">۰</text:span><text:span text:style-name="T2">لاَنْهَـٰرُؐ ذَ؛لِــكَ </text:span><text:span text:style-name="T5">۰</text:span><text:span text:style-name="T2">لْفَوْزُ </text:span><text:span text:style-name="T5">۴</text:span><text:span text:style-name="T2">لْكَبِيرُؐ </text:span><text:span text:style-name="T3">(11)</text:span><text:span text:style-name="T2"> ® إِنَّ بَطْشَ رَبِّكَ لَشَدِيد٘ؐ </text:span><text:span text:style-name="T3">(12)</text:span><text:span text:style-name="T2"> اِنَّهُ„ هُوَ يُبْدِىُٔ وَيُعِيدُؐ </text:span><text:span text:style-name="T3">(13)</text:span><text:span text:style-name="T2"> وَهُوَ </text:span><text:span text:style-name="T5">۰</text:span><text:span text:style-name="T2">لْغَفُورُ </text:span><text:span text:style-name="T5">۴</text:span><text:span text:style-name="T2">لْوَدُودُ </text:span><text:span text:style-name="T3">(14)</text:span><text:span text:style-name="T2"> ذُو </text:span><text:span text:style-name="T5">۴</text:span><text:span text:style-name="T2">لْعَرْشِؐ </text:span><text:span text:style-name="T5">۱</text:span><text:span text:style-name="T2">ڤْمَجِيدُ </text:span><text:span text:style-name="T3">(15)</text:span><text:span text:style-name="T2"> فَعَّالٌ لِّمَا يُرۣيدُؐ </text:span><text:span text:style-name="T3">(16) </text:span><text:span text:style-name="T2">هَلَ اَتۭيٰكَ حَدِيثُ </text:span><text:span text:style-name="T5">۴</text:span><text:span text:style-name="T2">لْجُنُودِ </text:span><text:span text:style-name="T3">(17)</text:span><text:span text:style-name="T2"> فِرْعَوْنَ وَثَمُودَؐ </text:span><text:span text:style-name="T3">(18)</text:span><text:span text:style-name="T2"> بَـلِ </text:span><text:span text:style-name="T5">۱</text:span><text:span text:style-name="T2">لذِيــنَ كَفَرُواْ فِى تَكْذِيبٍ </text:span><text:span text:style-name="T3">(19)</text:span><text:span text:style-name="T2"> وَاللَّهُ مِنْ وَّرَآئِهِم مُّحِيطٛؐ </text:span><text:span text:style-name="T3">(20)</text:span><text:span text:style-name="T2"> بَلْ هُوَ قُرْءَانٌ مَّجِيدٌ </text:span><text:span text:style-name="T3">(21)</text:span><text:span text:style-name="T2"> فِى لَوْحٍ مَّحْفُوظٌ </text:span><text:span text:style-name="T3">(22)</text:span><text:span text:style-name="T2"> </text:span><text:bookmark-end text:name="__DdeLink__3579_23113161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7:01.546013719</meta:creation-date>
    <dc:date>2025-03-06T08:35:52.941508578</dc:date>
    <meta:editing-duration>PT22M53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38" meta:character-count="740" meta:non-whitespace-character-count="603"/>
  </office:meta>
</office:document-meta>
</file>